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0.11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6">
      <style:text-properties fo:font-weight="bold" style:font-weight-asian="bold" style:font-weight-complex="bold"/>
    </style:style>
    <style:style style:name="ce4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OBSP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JLC_BasicPart</text:p>
          </table:table-cell>
          <table:table-cell table:style-name="Default" office:value-type="string" calcext:value-type="string">
            <text:p>JLC_Price10</text:p>
          </table:table-cell>
          <table:table-cell table:style-name="ce2" office:value-type="string" calcext:value-type="string">
            <text:p>20x Material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20x Assembly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Chip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8696" calcext:value-type="currency">
            <text:p>$0,8696</text:p>
          </table:table-cell>
          <table:table-cell table:formula="of:=[.A2]*[.E2]*20" office:value-type="currency" office:currency="USD" office:value="17.392" calcext:value-type="currency">
            <text:p>$17,3920</text:p>
          </table:table-cell>
          <table:table-cell table:formula="of:=IF([.D2]=&quot;no&quot;;0;3)" office:value-type="currency" office:currency="USD" office:value="0" calcext:value-type="currency">
            <text:p>$0,0000</text:p>
          </table:table-cell>
          <table:table-cell table:formula="of:=[.A2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079" calcext:value-type="currency">
            <text:p>$0,0079</text:p>
          </table:table-cell>
          <table:table-cell table:formula="of:=[.A3]*[.E3]*20" office:value-type="currency" office:currency="USD" office:value="0.158" calcext:value-type="currency">
            <text:p>$0,1580</text:p>
          </table:table-cell>
          <table:table-cell table:formula="of:=IF([.D3]=&quot;no&quot;;0;3)" office:value-type="currency" office:currency="USD" office:value="0" calcext:value-type="currency">
            <text:p>$0,0000</text:p>
          </table:table-cell>
          <table:table-cell table:formula="of:=[.A3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; C2; C3; C4; C7; C8; C10; C11; C12; 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217" calcext:value-type="currency">
            <text:p>$0,0217</text:p>
          </table:table-cell>
          <table:table-cell table:formula="of:=[.A4]*[.E4]*20" office:value-type="currency" office:currency="USD" office:value="4.34" calcext:value-type="currency">
            <text:p>$4,3400</text:p>
          </table:table-cell>
          <table:table-cell table:formula="of:=IF([.D4]=&quot;no&quot;;0;3)" office:value-type="currency" office:currency="USD" office:value="0" calcext:value-type="currency">
            <text:p>$0,0000</text:p>
          </table:table-cell>
          <table:table-cell table:formula="of:=[.A4]*4*0.0017" office:value-type="currency" office:currency="USD" office:value="0.068" calcext:value-type="currency">
            <text:p>$0,06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; C6; C15; C16; 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52" calcext:value-type="currency">
            <text:p>$0,0052</text:p>
          </table:table-cell>
          <table:table-cell table:formula="of:=[.A5]*[.E5]*20" office:value-type="currency" office:currency="USD" office:value="0.52" calcext:value-type="currency">
            <text:p>$0,5200</text:p>
          </table:table-cell>
          <table:table-cell table:formula="of:=IF([.D5]=&quot;no&quot;;0;3)" office:value-type="currency" office:currency="USD" office:value="3" calcext:value-type="currency">
            <text:p>$3,0000</text:p>
          </table:table-cell>
          <table:table-cell table:formula="of:=[.A5]*4*0.0017" office:value-type="currency" office:currency="USD" office:value="0.034" calcext:value-type="currency">
            <text:p>$0,03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9; C14; C18; C19; C20; C25; 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21" calcext:value-type="currency">
            <text:p>$0,0021</text:p>
          </table:table-cell>
          <table:table-cell table:formula="of:=[.A6]*[.E6]*20" office:value-type="currency" office:currency="USD" office:value="0.294" calcext:value-type="currency">
            <text:p>$0,2940</text:p>
          </table:table-cell>
          <table:table-cell table:formula="of:=IF([.D6]=&quot;no&quot;;0;3)" office:value-type="currency" office:currency="USD" office:value="3" calcext:value-type="currency">
            <text:p>$3,0000</text:p>
          </table:table-cell>
          <table:table-cell table:formula="of:=[.A6]*4*0.0017" office:value-type="currency" office:currency="USD" office:value="0.0476" calcext:value-type="currency">
            <text:p>$0,0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51" calcext:value-type="currency">
            <text:p>$0,0051</text:p>
          </table:table-cell>
          <table:table-cell table:formula="of:=[.A7]*[.E7]*20" office:value-type="currency" office:currency="USD" office:value="0.102" calcext:value-type="currency">
            <text:p>$0,1020</text:p>
          </table:table-cell>
          <table:table-cell table:formula="of:=IF([.D7]=&quot;no&quot;;0;3)" office:value-type="currency" office:currency="USD" office:value="3" calcext:value-type="currency">
            <text:p>$3,0000</text:p>
          </table:table-cell>
          <table:table-cell table:formula="of:=[.A7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2; C23; C24; C28; C29; C32; C40; C45; C46; C49; 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21" calcext:value-type="currency">
            <text:p>$0,0021</text:p>
          </table:table-cell>
          <table:table-cell table:formula="of:=[.A8]*[.E8]*20" office:value-type="currency" office:currency="USD" office:value="0.462" calcext:value-type="currency">
            <text:p>$0,4620</text:p>
          </table:table-cell>
          <table:table-cell table:formula="of:=IF([.D8]=&quot;no&quot;;0;3)" office:value-type="currency" office:currency="USD" office:value="3" calcext:value-type="currency">
            <text:p>$3,0000</text:p>
          </table:table-cell>
          <table:table-cell table:formula="of:=[.A8]*4*0.0017" office:value-type="currency" office:currency="USD" office:value="0.0748" calcext:value-type="currency">
            <text:p>$0,0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7; C30; C31; C35; C36; C44; C47; C48; C52; C5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237" calcext:value-type="currency">
            <text:p>$0,0237</text:p>
          </table:table-cell>
          <table:table-cell table:formula="of:=[.A9]*[.E9]*20" office:value-type="currency" office:currency="USD" office:value="4.74" calcext:value-type="currency">
            <text:p>$4,7400</text:p>
          </table:table-cell>
          <table:table-cell table:formula="of:=IF([.D9]=&quot;no&quot;;0;3)" office:value-type="currency" office:currency="USD" office:value="3" calcext:value-type="currency">
            <text:p>$3,0000</text:p>
          </table:table-cell>
          <table:table-cell table:formula="of:=[.A9]*4*0.0017" office:value-type="currency" office:currency="USD" office:value="0.068" calcext:value-type="currency">
            <text:p>$0,06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3; C34; C50; C5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64" calcext:value-type="currency">
            <text:p>$0,0064</text:p>
          </table:table-cell>
          <table:table-cell table:formula="of:=[.A10]*[.E10]*20" office:value-type="currency" office:currency="USD" office:value="0.512" calcext:value-type="currency">
            <text:p>$0,5120</text:p>
          </table:table-cell>
          <table:table-cell table:formula="of:=IF([.D10]=&quot;no&quot;;0;3)" office:value-type="currency" office:currency="USD" office:value="3" calcext:value-type="currency">
            <text:p>$3,0000</text:p>
          </table:table-cell>
          <table:table-cell table:formula="of:=[.A10]*4*0.0017" office:value-type="currency" office:currency="USD" office:value="0.0272" calcext:value-type="currency">
            <text:p>$0,0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37; C38; C39; C54; C55; C56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038" calcext:value-type="currency">
            <text:p>$0,0038</text:p>
          </table:table-cell>
          <table:table-cell table:formula="of:=[.A11]*[.E11]*20" office:value-type="currency" office:currency="USD" office:value="0.456" calcext:value-type="currency">
            <text:p>$0,4560</text:p>
          </table:table-cell>
          <table:table-cell table:formula="of:=IF([.D11]=&quot;no&quot;;0;3)" office:value-type="currency" office:currency="USD" office:value="0" calcext:value-type="currency">
            <text:p>$0,0000</text:p>
          </table:table-cell>
          <table:table-cell table:formula="of:=[.A11]*4*0.0017" office:value-type="currency" office:currency="USD" office:value="0.0408" calcext:value-type="currency">
            <text:p>$0,0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1; C43; C58; C6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54" calcext:value-type="currency">
            <text:p>$0,0054</text:p>
          </table:table-cell>
          <table:table-cell table:formula="of:=[.A12]*[.E12]*20" office:value-type="currency" office:currency="USD" office:value="0.432" calcext:value-type="currency">
            <text:p>$0,4320</text:p>
          </table:table-cell>
          <table:table-cell table:formula="of:=IF([.D12]=&quot;no&quot;;0;3)" office:value-type="currency" office:currency="USD" office:value="3" calcext:value-type="currency">
            <text:p>$3,0000</text:p>
          </table:table-cell>
          <table:table-cell table:formula="of:=[.A12]*4*0.0017" office:value-type="currency" office:currency="USD" office:value="0.0272" calcext:value-type="currency">
            <text:p>$0,0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2; C5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51" calcext:value-type="currency">
            <text:p>$0,0051</text:p>
          </table:table-cell>
          <table:table-cell table:formula="of:=[.A13]*[.E13]*20" office:value-type="currency" office:currency="USD" office:value="0.204" calcext:value-type="currency">
            <text:p>$0,2040</text:p>
          </table:table-cell>
          <table:table-cell table:formula="of:=IF([.D13]=&quot;no&quot;;0;3)" office:value-type="currency" office:currency="USD" office:value="3" calcext:value-type="currency">
            <text:p>$3,0000</text:p>
          </table:table-cell>
          <table:table-cell table:formula="of:=[.A13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; D2; D3; D6; 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248" calcext:value-type="currency">
            <text:p>$0,0248</text:p>
          </table:table-cell>
          <table:table-cell table:formula="of:=[.A14]*[.E14]*20" office:value-type="currency" office:currency="USD" office:value="2.48" calcext:value-type="currency">
            <text:p>$2,4800</text:p>
          </table:table-cell>
          <table:table-cell table:formula="of:=IF([.D14]=&quot;no&quot;;0;3)" office:value-type="currency" office:currency="USD" office:value="3" calcext:value-type="currency">
            <text:p>$3,0000</text:p>
          </table:table-cell>
          <table:table-cell table:formula="of:=[.A14]*4*0.0017" office:value-type="currency" office:currency="USD" office:value="0.034" calcext:value-type="currency">
            <text:p>$0,03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4; D5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64" calcext:value-type="currency">
            <text:p>$0,0064</text:p>
          </table:table-cell>
          <table:table-cell table:formula="of:=[.A15]*[.E15]*20" office:value-type="currency" office:currency="USD" office:value="0.256" calcext:value-type="currency">
            <text:p>$0,2560</text:p>
          </table:table-cell>
          <table:table-cell table:formula="of:=IF([.D15]=&quot;no&quot;;0;3)" office:value-type="currency" office:currency="USD" office:value="3" calcext:value-type="currency">
            <text:p>$3,0000</text:p>
          </table:table-cell>
          <table:table-cell table:formula="of:=[.A15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2007" calcext:value-type="currency">
            <text:p>$0,2007</text:p>
          </table:table-cell>
          <table:table-cell table:formula="of:=[.A16]*[.E16]*20" office:value-type="currency" office:currency="USD" office:value="4.014" calcext:value-type="currency">
            <text:p>$4,0140</text:p>
          </table:table-cell>
          <table:table-cell table:formula="of:=IF([.D16]=&quot;no&quot;;0;3)" office:value-type="currency" office:currency="USD" office:value="0" calcext:value-type="currency">
            <text:p>$0,0000</text:p>
          </table:table-cell>
          <table:table-cell table:formula="of:=[.A16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TN_DISP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194" calcext:value-type="currency">
            <text:p>$0,0194</text:p>
          </table:table-cell>
          <table:table-cell table:formula="of:=[.A17]*[.E17]*20" office:value-type="currency" office:currency="USD" office:value="0.388" calcext:value-type="currency">
            <text:p>$0,3880</text:p>
          </table:table-cell>
          <table:table-cell table:formula="of:=IF([.D17]=&quot;no&quot;;0;3)" office:value-type="currency" office:currency="USD" office:value="0" calcext:value-type="currency">
            <text:p>$0,0000</text:p>
          </table:table-cell>
          <table:table-cell table:formula="of:=[.A17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1622" calcext:value-type="currency">
            <text:p>$0,1622</text:p>
          </table:table-cell>
          <table:table-cell table:formula="of:=[.A18]*[.E18]*20" office:value-type="currency" office:currency="USD" office:value="3.244" calcext:value-type="currency">
            <text:p>$3,2440</text:p>
          </table:table-cell>
          <table:table-cell table:formula="of:=IF([.D18]=&quot;no&quot;;0;3)" office:value-type="currency" office:currency="USD" office:value="0" calcext:value-type="currency">
            <text:p>$0,0000</text:p>
          </table:table-cell>
          <table:table-cell table:formula="of:=[.A18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325" calcext:value-type="currency">
            <text:p>$0,0325</text:p>
          </table:table-cell>
          <table:table-cell table:formula="of:=[.A19]*[.E19]*20" office:value-type="currency" office:currency="USD" office:value="0.65" calcext:value-type="currency">
            <text:p>$0,6500</text:p>
          </table:table-cell>
          <table:table-cell table:formula="of:=IF([.D19]=&quot;no&quot;;0;3)" office:value-type="currency" office:currency="USD" office:value="0" calcext:value-type="currency">
            <text:p>$0,0000</text:p>
          </table:table-cell>
          <table:table-cell table:formula="of:=[.A19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815" calcext:value-type="currency">
            <text:p>$0,0815</text:p>
          </table:table-cell>
          <table:table-cell table:formula="of:=[.A20]*[.E20]*20" office:value-type="currency" office:currency="USD" office:value="1.63" calcext:value-type="currency">
            <text:p>$1,6300</text:p>
          </table:table-cell>
          <table:table-cell table:formula="of:=IF([.D20]=&quot;no&quot;;0;3)" office:value-type="currency" office:currency="USD" office:value="0" calcext:value-type="currency">
            <text:p>$0,0000</text:p>
          </table:table-cell>
          <table:table-cell table:formula="of:=[.A20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,3u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766" calcext:value-type="currency">
            <text:p>$0,0766</text:p>
          </table:table-cell>
          <table:table-cell table:formula="of:=[.A21]*[.E21]*20" office:value-type="currency" office:currency="USD" office:value="1.532" calcext:value-type="currency">
            <text:p>$1,5320</text:p>
          </table:table-cell>
          <table:table-cell table:formula="of:=IF([.D21]=&quot;no&quot;;0;3)" office:value-type="currency" office:currency="USD" office:value="0" calcext:value-type="currency">
            <text:p>$0,0000</text:p>
          </table:table-cell>
          <table:table-cell table:formula="of:=[.A21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1; LS2; LS3; LS4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no</text:p>
          </table:table-cell>
          <table:table-cell office:value-type="currency" office:currency="USD" office:value="1.2985" calcext:value-type="currency">
            <text:p>$1,2985</text:p>
          </table:table-cell>
          <table:table-cell table:formula="of:=[.A22]*[.E22]*20" office:value-type="currency" office:currency="USD" office:value="103.88" calcext:value-type="currency">
            <text:p>$103,8800</text:p>
          </table:table-cell>
          <table:table-cell table:formula="of:=IF([.D22]=&quot;no&quot;;0;3)" office:value-type="currency" office:currency="USD" office:value="0" calcext:value-type="currency">
            <text:p>$0,0000</text:p>
          </table:table-cell>
          <table:table-cell table:formula="of:=[.A22]*4*0.0017" office:value-type="currency" office:currency="USD" office:value="0.0272" calcext:value-type="currency">
            <text:p>$0,0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; Q2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137" calcext:value-type="currency">
            <text:p>$0,0137</text:p>
          </table:table-cell>
          <table:table-cell table:formula="of:=[.A23]*[.E23]*20" office:value-type="currency" office:currency="USD" office:value="0.548" calcext:value-type="currency">
            <text:p>$0,5480</text:p>
          </table:table-cell>
          <table:table-cell table:formula="of:=IF([.D23]=&quot;no&quot;;0;3)" office:value-type="currency" office:currency="USD" office:value="3" calcext:value-type="currency">
            <text:p>$3,0000</text:p>
          </table:table-cell>
          <table:table-cell table:formula="of:=[.A23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3; Q4; Q5;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14" calcext:value-type="currency">
            <text:p>$0,0014</text:p>
          </table:table-cell>
          <table:table-cell table:formula="of:=[.A24]*[.E24]*20" office:value-type="currency" office:currency="USD" office:value="0.112" calcext:value-type="currency">
            <text:p>$0,1120</text:p>
          </table:table-cell>
          <table:table-cell table:formula="of:=IF([.D24]=&quot;no&quot;;0;3)" office:value-type="currency" office:currency="USD" office:value="3" calcext:value-type="currency">
            <text:p>$3,0000</text:p>
          </table:table-cell>
          <table:table-cell table:formula="of:=[.A24]*4*0.0017" office:value-type="currency" office:currency="USD" office:value="0.0272" calcext:value-type="currency">
            <text:p>$0,0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; R6; R8; R24; R28; R29; R34; R35; R38; R39; R44; 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5" calcext:value-type="currency">
            <text:p>$0,0005</text:p>
          </table:table-cell>
          <table:table-cell table:formula="of:=[.A25]*[.E25]*20" office:value-type="currency" office:currency="USD" office:value="0.12" calcext:value-type="currency">
            <text:p>$0,1200</text:p>
          </table:table-cell>
          <table:table-cell table:formula="of:=IF([.D25]=&quot;no&quot;;0;3)" office:value-type="currency" office:currency="USD" office:value="3" calcext:value-type="currency">
            <text:p>$3,0000</text:p>
          </table:table-cell>
          <table:table-cell table:formula="of:=[.A25]*4*0.0017" office:value-type="currency" office:currency="USD" office:value="0.0816" calcext:value-type="currency">
            <text:p>$0,0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; R3</text:p>
          </table:table-cell>
          <table:table-cell office:value-type="string" calcext:value-type="string">
            <text:p>5,1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26]*[.E26]*20" office:value-type="currency" office:currency="USD" office:value="0.036" calcext:value-type="currency">
            <text:p>$0,0360</text:p>
          </table:table-cell>
          <table:table-cell table:formula="of:=IF([.D26]=&quot;no&quot;;0;3)" office:value-type="currency" office:currency="USD" office:value="3" calcext:value-type="currency">
            <text:p>$3,0000</text:p>
          </table:table-cell>
          <table:table-cell table:formula="of:=[.A26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12" calcext:value-type="currency">
            <text:p>$0,0012</text:p>
          </table:table-cell>
          <table:table-cell table:formula="of:=[.A27]*[.E27]*20" office:value-type="currency" office:currency="USD" office:value="0.024" calcext:value-type="currency">
            <text:p>$0,0240</text:p>
          </table:table-cell>
          <table:table-cell table:formula="of:=IF([.D27]=&quot;no&quot;;0;3)" office:value-type="currency" office:currency="USD" office:value="3" calcext:value-type="currency">
            <text:p>$3,0000</text:p>
          </table:table-cell>
          <table:table-cell table:formula="of:=[.A27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025" calcext:value-type="currency">
            <text:p>$0,0025</text:p>
          </table:table-cell>
          <table:table-cell table:formula="of:=[.A28]*[.E28]*20" office:value-type="currency" office:currency="USD" office:value="0.05" calcext:value-type="currency">
            <text:p>$0,0500</text:p>
          </table:table-cell>
          <table:table-cell table:formula="of:=IF([.D28]=&quot;no&quot;;0;3)" office:value-type="currency" office:currency="USD" office:value="0" calcext:value-type="currency">
            <text:p>$0,0000</text:p>
          </table:table-cell>
          <table:table-cell table:formula="of:=[.A28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33,2k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29]*[.E29]*20" office:value-type="currency" office:currency="USD" office:value="0.018" calcext:value-type="currency">
            <text:p>$0,0180</text:p>
          </table:table-cell>
          <table:table-cell table:formula="of:=IF([.D29]=&quot;no&quot;;0;3)" office:value-type="currency" office:currency="USD" office:value="0" calcext:value-type="currency">
            <text:p>$0,0000</text:p>
          </table:table-cell>
          <table:table-cell table:formula="of:=[.A29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9; R11; R17; R18; R19; R22; R25; 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13" calcext:value-type="currency">
            <text:p>$0,0013</text:p>
          </table:table-cell>
          <table:table-cell table:formula="of:=[.A30]*[.E30]*20" office:value-type="currency" office:currency="USD" office:value="0.208" calcext:value-type="currency">
            <text:p>$0,2080</text:p>
          </table:table-cell>
          <table:table-cell table:formula="of:=IF([.D30]=&quot;no&quot;;0;3)" office:value-type="currency" office:currency="USD" office:value="3" calcext:value-type="currency">
            <text:p>$3,0000</text:p>
          </table:table-cell>
          <table:table-cell table:formula="of:=[.A30]*4*0.0017" office:value-type="currency" office:currency="USD" office:value="0.0544" calcext:value-type="currency">
            <text:p>$0,0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2; R46; R54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1" calcext:value-type="currency">
            <text:p>$0,0010</text:p>
          </table:table-cell>
          <table:table-cell table:formula="of:=[.A31]*[.E31]*20" office:value-type="currency" office:currency="USD" office:value="0.06" calcext:value-type="currency">
            <text:p>$0,0600</text:p>
          </table:table-cell>
          <table:table-cell table:formula="of:=IF([.D31]=&quot;no&quot;;0;3)" office:value-type="currency" office:currency="USD" office:value="3" calcext:value-type="currency">
            <text:p>$3,0000</text:p>
          </table:table-cell>
          <table:table-cell table:formula="of:=[.A31]*4*0.0017" office:value-type="currency" office:currency="USD" office:value="0.0204" calcext:value-type="currency">
            <text:p>$0,0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3; R14; R15; 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32]*[.E32]*20" office:value-type="currency" office:currency="USD" office:value="0.072" calcext:value-type="currency">
            <text:p>$0,0720</text:p>
          </table:table-cell>
          <table:table-cell table:formula="of:=IF([.D32]=&quot;no&quot;;0;3)" office:value-type="currency" office:currency="USD" office:value="3" calcext:value-type="currency">
            <text:p>$3,0000</text:p>
          </table:table-cell>
          <table:table-cell table:formula="of:=[.A32]*4*0.0017" office:value-type="currency" office:currency="USD" office:value="0.0272" calcext:value-type="currency">
            <text:p>$0,0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; R21</text:p>
          </table:table-cell>
          <table:table-cell office:value-type="string" calcext:value-type="string">
            <text:p>1,1k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33]*[.E33]*20" office:value-type="currency" office:currency="USD" office:value="0.036" calcext:value-type="currency">
            <text:p>$0,0360</text:p>
          </table:table-cell>
          <table:table-cell table:formula="of:=IF([.D33]=&quot;no&quot;;0;3)" office:value-type="currency" office:currency="USD" office:value="0" calcext:value-type="currency">
            <text:p>$0,0000</text:p>
          </table:table-cell>
          <table:table-cell table:formula="of:=[.A33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3; R2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34]*[.E34]*20" office:value-type="currency" office:currency="USD" office:value="0.036" calcext:value-type="currency">
            <text:p>$0,0360</text:p>
          </table:table-cell>
          <table:table-cell table:formula="of:=IF([.D34]=&quot;no&quot;;0;3)" office:value-type="currency" office:currency="USD" office:value="3" calcext:value-type="currency">
            <text:p>$3,0000</text:p>
          </table:table-cell>
          <table:table-cell table:formula="of:=[.A34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0; R32; R40; R41; R42; R43; R48; R49; R50; R51</text:p>
          </table:table-cell>
          <table:table-cell office:value-type="string" calcext:value-type="string">
            <text:p>6,8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35]*[.E35]*20" office:value-type="currency" office:currency="USD" office:value="0.18" calcext:value-type="currency">
            <text:p>$0,1800</text:p>
          </table:table-cell>
          <table:table-cell table:formula="of:=IF([.D35]=&quot;no&quot;;0;3)" office:value-type="currency" office:currency="USD" office:value="3" calcext:value-type="currency">
            <text:p>$3,0000</text:p>
          </table:table-cell>
          <table:table-cell table:formula="of:=[.A35]*4*0.0017" office:value-type="currency" office:currency="USD" office:value="0.068" calcext:value-type="currency">
            <text:p>$0,06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1; R3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36]*[.E36]*20" office:value-type="currency" office:currency="USD" office:value="0.036" calcext:value-type="currency">
            <text:p>$0,0360</text:p>
          </table:table-cell>
          <table:table-cell table:formula="of:=IF([.D36]=&quot;no&quot;;0;3)" office:value-type="currency" office:currency="USD" office:value="3" calcext:value-type="currency">
            <text:p>$3,0000</text:p>
          </table:table-cell>
          <table:table-cell table:formula="of:=[.A36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6; R37; R45; R47; R53; R5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009" calcext:value-type="currency">
            <text:p>$0,0009</text:p>
          </table:table-cell>
          <table:table-cell table:formula="of:=[.A37]*[.E37]*20" office:value-type="currency" office:currency="USD" office:value="0.108" calcext:value-type="currency">
            <text:p>$0,1080</text:p>
          </table:table-cell>
          <table:table-cell table:formula="of:=IF([.D37]=&quot;no&quot;;0;3)" office:value-type="currency" office:currency="USD" office:value="3" calcext:value-type="currency">
            <text:p>$3,0000</text:p>
          </table:table-cell>
          <table:table-cell table:formula="of:=[.A37]*4*0.0017" office:value-type="currency" office:currency="USD" office:value="0.0408" calcext:value-type="currency">
            <text:p>$0,0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1247" calcext:value-type="currency">
            <text:p>$0,1247</text:p>
          </table:table-cell>
          <table:table-cell table:formula="of:=[.A38]*[.E38]*20" office:value-type="currency" office:currency="USD" office:value="2.494" calcext:value-type="currency">
            <text:p>$2,4940</text:p>
          </table:table-cell>
          <table:table-cell table:formula="of:=IF([.D38]=&quot;no&quot;;0;3)" office:value-type="currency" office:currency="USD" office:value="0" calcext:value-type="currency">
            <text:p>$0,0000</text:p>
          </table:table-cell>
          <table:table-cell table:formula="of:=[.A38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P5306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1766" calcext:value-type="currency">
            <text:p>$0,1766</text:p>
          </table:table-cell>
          <table:table-cell table:formula="of:=[.A39]*[.E39]*20" office:value-type="currency" office:currency="USD" office:value="3.532" calcext:value-type="currency">
            <text:p>$3,5320</text:p>
          </table:table-cell>
          <table:table-cell table:formula="of:=IF([.D39]=&quot;no&quot;;0;3)" office:value-type="currency" office:currency="USD" office:value="0" calcext:value-type="currency">
            <text:p>$0,0000</text:p>
          </table:table-cell>
          <table:table-cell table:formula="of:=[.A39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62201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1185" calcext:value-type="currency">
            <text:p>$0,1185</text:p>
          </table:table-cell>
          <table:table-cell table:formula="of:=[.A40]*[.E40]*20" office:value-type="currency" office:currency="USD" office:value="2.37" calcext:value-type="currency">
            <text:p>$2,3700</text:p>
          </table:table-cell>
          <table:table-cell table:formula="of:=IF([.D40]=&quot;no&quot;;0;3)" office:value-type="currency" office:currency="USD" office:value="0" calcext:value-type="currency">
            <text:p>$0,0000</text:p>
          </table:table-cell>
          <table:table-cell table:formula="of:=[.A40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T9069</text:p>
          </table:table-cell>
          <table:table-cell office:value-type="string" calcext:value-type="string">
            <text:p>no</text:p>
          </table:table-cell>
          <table:table-cell office:value-type="currency" office:currency="USD" office:value="0.3239" calcext:value-type="currency">
            <text:p>$0,3239</text:p>
          </table:table-cell>
          <table:table-cell table:formula="of:=[.A41]*[.E41]*20" office:value-type="currency" office:currency="USD" office:value="6.478" calcext:value-type="currency">
            <text:p>$6,4780</text:p>
          </table:table-cell>
          <table:table-cell table:formula="of:=IF([.D41]=&quot;no&quot;;0;3)" office:value-type="currency" office:currency="USD" office:value="0" calcext:value-type="currency">
            <text:p>$0,0000</text:p>
          </table:table-cell>
          <table:table-cell table:formula="of:=[.A41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.9728" calcext:value-type="currency">
            <text:p>$1,9728</text:p>
          </table:table-cell>
          <table:table-cell table:formula="of:=[.A42]*[.E42]*20" office:value-type="currency" office:currency="USD" office:value="39.456" calcext:value-type="currency">
            <text:p>$39,4560</text:p>
          </table:table-cell>
          <table:table-cell table:formula="of:=IF([.D42]=&quot;no&quot;;0;3)" office:value-type="currency" office:currency="USD" office:value="3" calcext:value-type="currency">
            <text:p>$3,0000</text:p>
          </table:table-cell>
          <table:table-cell table:formula="of:=[.A42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no</text:p>
          </table:table-cell>
          <table:table-cell office:value-type="currency" office:currency="USD" office:value="2.5318" calcext:value-type="currency">
            <text:p>$2,5318</text:p>
          </table:table-cell>
          <table:table-cell table:formula="of:=[.A43]*[.E43]*20" office:value-type="currency" office:currency="USD" office:value="50.636" calcext:value-type="currency">
            <text:p>$50,6360</text:p>
          </table:table-cell>
          <table:table-cell table:formula="of:=IF([.D43]=&quot;no&quot;;0;3)" office:value-type="currency" office:currency="USD" office:value="0" calcext:value-type="currency">
            <text:p>$0,0000</text:p>
          </table:table-cell>
          <table:table-cell table:formula="of:=[.A43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3586" calcext:value-type="currency">
            <text:p>$0,3586</text:p>
          </table:table-cell>
          <table:table-cell table:formula="of:=[.A44]*[.E44]*20" office:value-type="currency" office:currency="USD" office:value="7.172" calcext:value-type="currency">
            <text:p>$7,1720</text:p>
          </table:table-cell>
          <table:table-cell table:formula="of:=IF([.D44]=&quot;no&quot;;0;3)" office:value-type="currency" office:currency="USD" office:value="3" calcext:value-type="currency">
            <text:p>$3,0000</text:p>
          </table:table-cell>
          <table:table-cell table:formula="of:=[.A44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AX-M8C</text:p>
          </table:table-cell>
          <table:table-cell office:value-type="string" calcext:value-type="string">
            <text:p>no</text:p>
          </table:table-cell>
          <table:table-cell office:value-type="currency" office:currency="USD" office:value="15.07" calcext:value-type="currency">
            <text:p>$15,0700</text:p>
          </table:table-cell>
          <table:table-cell table:formula="of:=[.A45]*[.E45]*20" office:value-type="currency" office:currency="USD" office:value="301.4" calcext:value-type="currency">
            <text:p>$301,4000</text:p>
          </table:table-cell>
          <table:table-cell table:formula="of:=IF([.D45]=&quot;no&quot;;0;3)" office:value-type="currency" office:currency="USD" office:value="0" calcext:value-type="currency">
            <text:p>$0,0000</text:p>
          </table:table-cell>
          <table:table-cell table:formula="of:=[.A45]*4*0.0017" office:value-type="currency" office:currency="USD" office:value="0.0068" calcext:value-type="currency">
            <text:p>$0,0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8; U11</text:p>
          </table:table-cell>
          <table:table-cell office:value-type="string" calcext:value-type="string">
            <text:p>NE5532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2156" calcext:value-type="currency">
            <text:p>$0,2156</text:p>
          </table:table-cell>
          <table:table-cell table:formula="of:=[.A46]*[.E46]*20" office:value-type="currency" office:currency="USD" office:value="8.624" calcext:value-type="currency">
            <text:p>$8,6240</text:p>
          </table:table-cell>
          <table:table-cell table:formula="of:=IF([.D46]=&quot;no&quot;;0;3)" office:value-type="currency" office:currency="USD" office:value="3" calcext:value-type="currency">
            <text:p>$3,0000</text:p>
          </table:table-cell>
          <table:table-cell table:formula="of:=[.A46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; U12</text:p>
          </table:table-cell>
          <table:table-cell office:value-type="string" calcext:value-type="string">
            <text:p>STM8S003F3P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3668" calcext:value-type="currency">
            <text:p>$0,3668</text:p>
          </table:table-cell>
          <table:table-cell table:formula="of:=[.A47]*[.E47]*20" office:value-type="currency" office:currency="USD" office:value="14.672" calcext:value-type="currency">
            <text:p>$14,6720</text:p>
          </table:table-cell>
          <table:table-cell table:formula="of:=IF([.D47]=&quot;no&quot;;0;3)" office:value-type="currency" office:currency="USD" office:value="3" calcext:value-type="currency">
            <text:p>$3,0000</text:p>
          </table:table-cell>
          <table:table-cell table:formula="of:=[.A47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0; U13</text:p>
          </table:table-cell>
          <table:table-cell office:value-type="string" calcext:value-type="string">
            <text:p>MAX202</text:p>
          </table:table-cell>
          <table:table-cell office:value-type="string" calcext:value-type="string">
            <text:p>no</text:p>
          </table:table-cell>
          <table:table-cell office:value-type="currency" office:currency="USD" office:value="1.1165" calcext:value-type="currency">
            <text:p>$1,1165</text:p>
          </table:table-cell>
          <table:table-cell table:formula="of:=[.A48]*[.E48]*20" office:value-type="currency" office:currency="USD" office:value="44.66" calcext:value-type="currency">
            <text:p>$44,6600</text:p>
          </table:table-cell>
          <table:table-cell table:formula="of:=IF([.D48]=&quot;no&quot;;0;3)" office:value-type="currency" office:currency="USD" office:value="0" calcext:value-type="currency">
            <text:p>$0,0000</text:p>
          </table:table-cell>
          <table:table-cell table:formula="of:=[.A48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1; Y2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1689" calcext:value-type="currency">
            <text:p>$0,1689</text:p>
          </table:table-cell>
          <table:table-cell table:formula="of:=[.A49]*[.E49]*20" office:value-type="currency" office:currency="USD" office:value="6.756" calcext:value-type="currency">
            <text:p>$6,7560</text:p>
          </table:table-cell>
          <table:table-cell table:formula="of:=IF([.D49]=&quot;no&quot;;0;3)" office:value-type="currency" office:currency="USD" office:value="3" calcext:value-type="currency">
            <text:p>$3,0000</text:p>
          </table:table-cell>
          <table:table-cell table:formula="of:=[.A49]*4*0.0017" office:value-type="currency" office:currency="USD" office:value="0.0136" calcext:value-type="currency">
            <text:p>$0,0136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um:</text:p>
          </table:table-cell>
          <table:table-cell table:style-name="ce3" table:formula="of:=SUM([.F2:.F49])" office:value-type="currency" office:currency="USD" office:value="637.58" calcext:value-type="currency">
            <text:p>$637,58</text:p>
          </table:table-cell>
          <table:table-cell table:style-name="ce3" table:formula="of:=SUM([.G2:.G49])" office:value-type="currency" office:currency="USD" office:value="81" calcext:value-type="currency">
            <text:p>$81,00</text:p>
          </table:table-cell>
          <table:table-cell table:style-name="ce3" table:formula="of:=SUM([.H2:.H49])*20" office:value-type="currency" office:currency="USD" office:value="21.08" calcext:value-type="currency">
            <text:p>$21,0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etup:</text:p>
          </table:table-cell>
          <table:table-cell table:style-name="ce3" office:value-type="currency" office:currency="USD" office:value="8" calcext:value-type="currency">
            <text:p>$8,00</text:p>
          </table:table-cell>
          <table:table-cell table:style-name="ce3"/>
          <table:table-cell table:style-name="ce4"/>
        </table:table-row>
        <table:table-row table:style-name="ro1">
          <table:table-cell table:number-columns-repeated="4"/>
          <table:table-cell table:style-name="ce2" office:value-type="string" calcext:value-type="string">
            <text:p>Stencil:</text:p>
          </table:table-cell>
          <table:table-cell table:style-name="ce3" office:value-type="currency" office:currency="USD" office:value="1.5" calcext:value-type="currency">
            <text:p>$1,50</text:p>
          </table:table-cell>
          <table:table-cell table:style-name="ce3"/>
          <table:table-cell table:style-name="ce4"/>
        </table:table-row>
        <table:table-row table:style-name="ro1">
          <table:table-cell table:number-columns-repeated="4"/>
          <table:table-cell table:style-name="ce2" office:value-type="string" calcext:value-type="string">
            <text:p>Shipping:</text:p>
          </table:table-cell>
          <table:table-cell table:style-name="ce3" office:value-type="currency" office:currency="USD" office:value="50" calcext:value-type="currency">
            <text:p>$50,00</text:p>
          </table:table-cell>
          <table:table-cell table:style-name="ce3"/>
          <table:table-cell table:style-name="ce4"/>
        </table:table-row>
        <table:table-row table:style-name="ro1">
          <table:table-cell table:number-columns-repeated="4"/>
          <table:table-cell table:style-name="ce2" office:value-type="string" calcext:value-type="string">
            <text:p>Total:</text:p>
          </table:table-cell>
          <table:table-cell table:style-name="ce3" table:formula="of:=[.F50]+[.G50]+[.F51]+[.F52]+[.H50]" office:value-type="currency" office:currency="USD" office:value="749.16" calcext:value-type="currency">
            <text:p>$749,16</text:p>
          </table:table-cell>
          <table:table-cell table:style-name="ce4"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Total per OBS:</text:p>
          </table:table-cell>
          <table:table-cell table:style-name="ce3" table:formula="of:=[.F54]/20" office:value-type="currency" office:currency="USD" office:value="37.458" calcext:value-type="currency">
            <text:p>$37,46</text:p>
          </table:table-cell>
          <table:table-cell table:style-name="ce4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* 0,0017$ pro SMD-Pin, geschätzt mit 4 Pins pro Komponente</text:p>
          </table:table-cell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30T14:35:41.194461372</dc:date>
    <meta:editing-duration>PT13M25S</meta:editing-duration>
    <meta:editing-cycles>9</meta:editing-cycles>
    <meta:generator>LibreOffice/7.6.2.1$Linux_X86_64 LibreOffice_project/60$Build-1</meta:generator>
    <meta:document-statistic meta:table-count="1" meta:cell-count="407" meta:object-count="0"/>
  </office:meta>
</office:document-meta>
</file>